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writing-mode="lr-tb"/>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list-style-name="L1">
      <style:paragraph-properties fo:margin-left="0cm" fo:margin-right="0cm" fo:text-indent="0cm" style:auto-text-indent="false"/>
    </style:style>
    <style:style style:name="P5" style:family="paragraph" style:parent-style-name="Text_20_body" style:list-style-name="L1">
      <style:paragraph-properties fo:margin-left="0cm" fo:margin-right="0cm" fo:margin-top="0cm" fo:margin-bottom="0cm" style:contextual-spacing="false" fo:text-indent="0cm" style:auto-text-indent="false"/>
    </style:style>
    <text:list-style style:name="L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Création de vues </text:span></text:h>
      <text:p text:style-name="P2"/>
      <text:p text:style-name="P2"><text:bookmark text:name="yui_3_17_2_1_1725540189394_158"/><text:bookmark text:name="docs-internal-guid-476f3e3a-7fff-0120-8dea-fb53708cbc8e"/><text:span text:style-name="Strong_20_Emphasis">Date de rendu : lundi 10 juin (12h)</text:span></text:p>
      <text:p text:style-name="P2">L'objectif de ce deuxième livrable est de créer des vues mais aussi d'améliorer le travail rendu lors du premier livrable.</text:p>
      <text:p text:style-name="P2">Améliorer si nécessaire le modèle entité/association rendu lors du premier livrable. Puis modifier le schéma relationnel et les données comprises dans les tables en fonction des améliorations apportées.</text:p>
      <text:list text:style-name="L1">
        <text:list-item>
          <text:p text:style-name="P4"><text:span text:style-name="Strong_20_Emphasis">Réaliser les vues contenant les informations suivantes :</text:span></text:p>
          <text:list>
            <text:list-item>
              <text:p text:style-name="P5">pour chaque morceau (ou piste) le nombre d'interprètes, le nombre d'écoutes, le nombre d'écoutes en cours, l'évaluation moyenne, le nombre de likes, le nombre de playlists qui contiennent le morceau, le nombre de playlists où le morceau est en première position, le nombre de partages. </text:p>
            </text:list-item>
            <text:list-item>
              <text:p text:style-name="P5">pour chaque album, le nombre de morceaux, le morceau le moins écouté et le morceau le plus écouté.</text:p>
            </text:list-item>
            <text:list-item>
              <text:p text:style-name="P5">le morceau le plus écouté pour chacun des signes astrologiques des utilisateurs.</text:p>
            </text:list-item>
            <text:list-item>
              <text:p text:style-name="P5">les 3 artistes les plus écoutés par genre de musique (attention il peut y avoir des exæquo).</text:p>
            </text:list-item>
            <text:list-item>
              <text:p text:style-name="P5">pour chaque utilisateur, le pseudo de l'utilisateur et le nom du morceau le plus écouté parmi ceux qui se trouvent dans ses playlists. Pour ce morceau, on veut indiquer le chemin dans la playlist (par exemple dossier1/dossier11/PlaylistNemard/La quête).</text:p>
            </text:list-item>
            <text:list-item>
              <text:p text:style-name="P5">pour chaque utilisateur premium, les morceaux partagés avec les utilisateurs amis.</text:p>
            </text:list-item>
            <text:list-item>
              <text:p text:style-name="P5">le moment de la journée où il y a le plus d'écoutes (matin 6h - 12h, après-midi 12h - 18h, soir 18h - 24h, nuit 0h - 6h).</text:p>
            </text:list-item>
            <text:list-item>
              <text:p text:style-name="P5">pour chaque utilisateur, la note moyenne des évaluations de chacun des morceaux évalués.</text:p>
            </text:list-item>
            <text:list-item>
              <text:p text:style-name="P5">pour chaque morceau, la médiane parmi les notes moyennes attribuées par chaque utilisateur (sur le morceau).</text:p>
            </text:list-item>
            <text:list-item>
              <text:p text:style-name="P4">le morceau qui a le plus grand écart type sur ses notes.</text:p>
            </text:list-item>
          </text:list>
        </text:list-item>
      </text:list>
      <text:p text:style-name="P3"><text:bookmark text:name="docs-internal-guid-476f3e3a-7fff-0120-8dea-fb53708cbc8e Copie 1"/><text:span text:style-name="Emphasis">Pour chaque question, vous pourrez réaliser autant de vues que cela est nécessaire.</text:span></text:p>
      <text:p text:style-name="P1"><text:bookmark text:name="docs-internal-guid-476f3e3a-7fff-0120-8dea-fb53708cbc8e Copie 2"/><text:line-break/></text:p>
      <text:p text:style-name="P2"><text:span text:style-name="Strong_20_Emphasis">Pour ce livrable vous devrez déposer sur Moodle le script SQL contenant le code de création des vues avec toutes les explications nécessaires. Si vous êtes amenés à modifier le modèle entité-association du précédent livrable vous déposerez votre nouveau modèle entité-association sur Moodle.</text:span></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5T14:44:43.353000000</meta:creation-date>
    <dc:date>2024-09-05T14:44:49.106000000</dc:date>
    <meta:editing-duration>PT6S</meta:editing-duration>
    <meta:editing-cycles>1</meta:editing-cycles>
    <meta:document-statistic meta:table-count="0" meta:image-count="0" meta:object-count="0" meta:page-count="1" meta:paragraph-count="19" meta:word-count="344" meta:character-count="2094" meta:non-whitespace-character-count="1774"/>
    <meta:generator>LibreOffice/24.2.2.2$Windows_X86_64 LibreOffice_project/d56cc158d8a96260b836f100ef4b4ef25d6f1a01</meta:generator>
  </office:meta>
</office:document-meta>
</file>